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133d" officeooo:paragraph-rsid="0008133d"/>
    </style:style>
    <style:style style:name="P2" style:family="paragraph" style:parent-style-name="Standard">
      <style:paragraph-properties fo:text-align="end" style:justify-single-word="false"/>
      <style:text-properties officeooo:rsid="0008b520" officeooo:paragraph-rsid="0008133d"/>
    </style:style>
    <style:style style:name="P3" style:family="paragraph" style:parent-style-name="Standard">
      <style:paragraph-properties fo:text-align="end" style:justify-single-word="false"/>
      <style:text-properties officeooo:rsid="0008b520" officeooo:paragraph-rsid="0008b520"/>
    </style:style>
    <style:style style:name="P4" style:family="paragraph" style:parent-style-name="Standard">
      <style:paragraph-properties fo:text-align="end" style:justify-single-word="false"/>
      <style:text-properties officeooo:rsid="000a35a9" officeooo:paragraph-rsid="000a35a9"/>
    </style:style>
    <style:style style:name="P5" style:family="paragraph" style:parent-style-name="Heading_20_1">
      <style:paragraph-properties fo:text-align="end" style:justify-single-word="false"/>
      <style:text-properties fo:font-size="18pt" officeooo:rsid="000a35a9" officeooo:paragraph-rsid="000a35a9" style:font-size-asian="18pt" style:font-size-complex="18pt"/>
    </style:style>
    <style:style style:name="P6" style:family="paragraph" style:parent-style-name="Heading_20_1">
      <style:paragraph-properties fo:text-align="end" style:justify-single-word="false"/>
      <style:text-properties fo:font-size="24pt" officeooo:rsid="000a35a9" officeooo:paragraph-rsid="000a35a9" style:font-size-asian="24pt" style:font-size-complex="24pt"/>
    </style:style>
    <style:style style:name="T1" style:family="text">
      <style:text-properties officeooo:rsid="0008b520"/>
    </style:style>
    <style:style style:name="T2" style:family="text">
      <style:text-properties officeooo:rsid="000a3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שלב 1 </text:p>
      <text:p text:style-name="P1"><text:s/>תשיג גישה למשתמש</text:p>
      <text:p text:style-name="P1">flag: שם משתמש כלשהו</text:p>
      <text:p text:style-name="P1"/>
      <text:p text:style-name="P1">שלב 2</text:p>
      <text:p text:style-name="P1">תשיג גישה למשתמש: customer35</text:p>
      <text:p text:style-name="P1">flag: המזהה של customer35</text:p>
      <text:p text:style-name="P1"/>
      <text:p text:style-name="P1">שלב 3</text:p>
      <text:p text:style-name="P1">תקנה X</text:p>
      <text:p text:style-name="P1">flag: order_id</text:p>
      <text:p text:style-name="P2"/>
      <text:p text:style-name="P3"><text:s/>שלב 4</text:p>
      <text:p text:style-name="P3"><text:s/>שמוחבה בתוך SSRF תמצא את דף האדמין</text:p>
      <text:p text:style-name="P1"/>
      <text:p text:style-name="P1">שלב <text:span text:style-name="T1">5</text:span></text:p>
      <text:p text:style-name="P3">אדמין משתמש בשם admin ששמים באיפוס סיססמה מקבלים שגיאה משתמש זה אינו רשאי לשנות סיססמה </text:p>
      <text:p text:style-name="P3">ואז הוא יהיה מורכח לעשות sql injction בשביל לקבל סיססמה</text:p>
      <text:p text:style-name="P3"/>
      <text:p text:style-name="P3">שלב <text:span text:style-name="T2">6</text:span></text:p>
      <text:p text:style-name="P3">OS Commend injction</text:p>
      <text:p text:style-name="P3"/>
      <text:p text:style-name="P3"/>
      <text:p text:style-name="P4">מתקפות שאני רוצה להדגיש</text:p>
      <text:p text:style-name="P4"/>
      <text:h text:style-name="P5" text:outline-level="1">SQL injection</text:h>
      <text:h text:style-name="P5" text:outline-level="1"><text:bookmark text:name="authentication-vulnerabilities"/>Authentication</text:h>
      <text:h text:style-name="P5" text:outline-level="1">Access control</text:h>
      <text:h text:style-name="P5" text:outline-level="1">SSRF</text:h>
      <text:h text:style-name="P5" text:outline-level="1">Business logic</text:h>
      <text:h text:style-name="P5" text:outline-level="1">OS command injection</text:h>
      <text:h text:style-name="P6" text:outline-level="1">Path traversal</text:h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6:44:05.135839991</meta:creation-date>
    <dc:date>2025-08-05T17:10:05.293537544</dc:date>
    <meta:editing-duration>PT15M38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24" meta:word-count="83" meta:character-count="455" meta:non-whitespace-character-count="390"/>
  </office:meta>
</office:document-meta>
</file>